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center" style:justify-single-word="false"/>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veloping Programs using Neural Networks for the Analysis of Data</text:p>
      <text:p text:style-name="Standard"/>
      <text:p text:style-name="P1">by Donald Hobson</text:p>
      <text:p text:style-name="Standard"/>
      <text:p text:style-name="Standard">Abstract</text:p>
      <text:p text:style-name="Standard"><text:s text:c="2"/></text:p>
      <text:p text:style-name="Standard">This project started with looking at the analysis of data collected from space and some of the specific problems associated with this area. <text:s/>Large amounts of data are now being collected from space, with space based sensors detecting measurements on earth of variables such as temperature and pressure over time. <text:s/>The accurate analysis and suitable presentation of this data is essential if the value of this data is to be properly utilised. <text:s/>Some time was spent initially on considering the problems of representing data on non-euclidean surfaces and also the use of oct-trees in data representation. <text:s text:c="2"/>Latterly, the project focused on the use of neural networks for the effective processing of this data. <text:s/>Whilst the project started with the problem of dealing with space data, the programs which were developed have more general applications.</text:p>
      <text:p text:style-name="Standard"/>
      <text:p text:style-name="Standard">Introduction</text:p>
      <text:p text:style-name="Standard"/>
      <text:p text:style-name="Standard">An introductory investigation into the some of the problems associated with space data was carried out. <text:s/>The increasing use of satellite technology and the rapid development of micro satellites (e.g. cube-sats) mean that more space data will need to be analysed for its effective use. <text:s/>Simultaneously, the growth in the development of artificial intelligence and machine learning are making the processing of such data easier. <text:s/>This project uses neural networks in several programs to analyse data.</text:p>
      <text:p text:style-name="Standard"/>
      <text:p text:style-name="Standard">Background</text:p>
      <text:p text:style-name="Standard"/>
      <text:p text:style-name="Standard">Much of the available data generated in space is in a flat file format. <text:s/>This gives rise to several problems. <text:s/>One of these is when dealing with data over spheres. <text:s/>Mapping this data to a plain results in edge effects and special cases around the poles. <text:s/>Some of the ways of dealing with these special cases were considered. </text:p>
      <text:p text:style-name="Standard"/>
      <text:p text:style-name="Standard">A second difficulty is that Geographical space data has data points which are dense in some places, e.g. over cities, but sparse in others, e.g. over oceans and deserts. <text:s/>A database structure involving Oct-trees were considered to allow efficient processing of data in these cases.</text:p>
      <text:p text:style-name="Standard"/>
      <text:p text:style-name="Standard">A further difficulty is visualising the change in data over time. <text:s/>Initially some time was spent developing visual systems to represent this data, including a "clock-plot", enabling users to see a set of time sequences scattered over various spacial points simultaneously. <text:s/>(Figure 1)</text:p>
      <text:p text:style-name="Standard"/>
      <text:p text:style-name="Standard">After two or three weeks looking at the various problems in space data and possible solutions the remaining time <text:s/>of this project was spent developing neural networks as they are a well recognised technique for finding general patterns and <text:s/>this would enable programs written for space data to be more widely used in other applications.</text:p>
      <text:p text:style-name="Standard"/>
      <text:p text:style-name="Standard">Programming</text:p>
      <text:p text:style-name="Standard"/>
      <text:p text:style-name="Standard">Several programs were developed during the course of this project. <text:s/>Some of the programs had <text:s/>different aims and two significantly different techniques were used. <text:s/>The improvements generated from program to program were incremental, as were the improvements within each project.</text:p>
      <text:p text:style-name="Standard"/>
      <text:p text:style-name="Standard">Results</text:p>
      <text:p text:style-name="Standard"><text:soft-page-break/></text:p>
      <text:p text:style-name="Standard">Evaluation</text:p>
      <text:p text:style-name="Standard"/>
      <text:p text:style-name="Standard">The structure of the programs and the techniques used demonstrate an evolution in the effectiveness of the data processing techniques. <text:s/></text:p>
      <text:p text:style-name="Standard"/>
      <text:p text:style-name="Standard">Conclusion</text:p>
      <text:p text:style-name="Standard"/>
      <text:p text:style-name="Standard">A series of programs were initially developed for handling space data but rapidly became more generalised in their function.</text:p>
      <text:p text:style-name="Standard"/>
      <text:p text:style-name="Standard">The final program generates a probability density function. <text:s/>Further refinements are being made to generate this data more quickly and accurately.</text:p>
      <text:p text:style-name="Standard"/>
      <text:p text:style-name="Standard">Personal development</text:p>
      <text:p text:style-name="Standard"/>
      <text:p text:style-name="Standard">This project allowed me to explore various interests of mine relating to artificial intelligence, machine learning and neural networks and find out more about the relevance of these subjects to the context of space. <text:s/>It also helped me to develop my LATEX skills in the presentation of the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9-27T10:00:06.68</meta:creation-date>
    <dc:date>2017-09-27T12:56:46.48</dc:date>
    <meta:editing-duration>PT2H39M45S</meta:editing-duration>
    <meta:editing-cycles>7</meta:editing-cycles>
    <meta:generator>OpenOffice/4.1.1$Win32 OpenOffice.org_project/411m6$Build-9775</meta:generator>
    <meta:document-statistic meta:table-count="0" meta:image-count="0" meta:object-count="0" meta:page-count="2" meta:paragraph-count="22" meta:word-count="582" meta:character-count="3722"/>
  </office:meta>
</office:document-meta>
</file>